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lementProcessorFactory.createElementProcessor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ElementProcessorFactory.lookupElementProcessorProgenitor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lementProcessorFactory.AbstractElementProcess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lementProcessorFactory.constructElementProcessor( final Constructor progeni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ElementProcessorFactory.createNewElementProcessorInstance( final Class progeni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ElementProcessorFactory.addElementProcessorProgenitor( final String name , final Object progeni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